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4" style:family="table">
      <style:table-properties style:width="6.6938in" fo:margin-left="0.0042in" table:align="left"/>
    </style:style>
    <style:style style:name="Table14.A" style:family="table-column">
      <style:table-column-properties style:column-width="1.1875in"/>
    </style:style>
    <style:style style:name="Table14.B" style:family="table-column">
      <style:table-column-properties style:column-width="2in"/>
    </style:style>
    <style:style style:name="Table14.C" style:family="table-column">
      <style:table-column-properties style:column-width="1.25in"/>
    </style:style>
    <style:style style:name="Table14.D" style:family="table-column">
      <style:table-column-properties style:column-width="2.2563in"/>
    </style:style>
    <style:style style:name="Table14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B3" style:family="table-cell">
      <style:table-cell-properties fo:padding="0.0382in" fo:border-left="0.05pt solid #000000" fo:border-right="none" fo:border-top="none" fo:border-bottom="0.05pt solid #000000"/>
    </style:style>
    <style:style style:name="Table14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4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4" style:family="table-row">
      <style:table-row-properties style:min-row-height="0.6938in"/>
    </style:style>
    <style:style style:name="Table14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8in" fo:margin-left="0.0042in" table:align="left"/>
    </style:style>
    <style:style style:name="Table1.A" style:family="table-column">
      <style:table-column-properties style:column-width="1.1875in"/>
    </style:style>
    <style:style style:name="Table1.B" style:family="table-column">
      <style:table-column-properties style:column-width="2in"/>
    </style:style>
    <style:style style:name="Table1.C" style:family="table-column">
      <style:table-column-properties style:column-width="1.25in"/>
    </style:style>
    <style:style style:name="Table1.D" style:family="table-column">
      <style:table-column-properties style:column-width="2.2563in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6938in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8in" fo:margin-left="0.0042in" table:align="left"/>
    </style:style>
    <style:style style:name="Table2.A" style:family="table-column">
      <style:table-column-properties style:column-width="1.1875in"/>
    </style:style>
    <style:style style:name="Table2.B" style:family="table-column">
      <style:table-column-properties style:column-width="2in"/>
    </style:style>
    <style:style style:name="Table2.C" style:family="table-column">
      <style:table-column-properties style:column-width="1.25in"/>
    </style:style>
    <style:style style:name="Table2.D" style:family="table-column">
      <style:table-column-properties style:column-width="2.2563in"/>
    </style:style>
    <style:style style:name="Table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2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4" style:family="table-row">
      <style:table-row-properties style:min-row-height="0.6938in"/>
    </style:style>
    <style:style style:name="Table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8in" fo:margin-left="0.0042in" table:align="left"/>
    </style:style>
    <style:style style:name="Table3.A" style:family="table-column">
      <style:table-column-properties style:column-width="1.1875in"/>
    </style:style>
    <style:style style:name="Table3.B" style:family="table-column">
      <style:table-column-properties style:column-width="2in"/>
    </style:style>
    <style:style style:name="Table3.C" style:family="table-column">
      <style:table-column-properties style:column-width="1.25in"/>
    </style:style>
    <style:style style:name="Table3.D" style:family="table-column">
      <style:table-column-properties style:column-width="2.2563in"/>
    </style:style>
    <style:style style:name="Table3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3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4" style:family="table-row">
      <style:table-row-properties style:min-row-height="0.6938in"/>
    </style:style>
    <style:style style:name="Table3.B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ARial" fo:font-size="12pt" officeooo:rsid="00013cc2" officeooo:paragraph-rsid="0009d7ae" style:font-size-asian="12pt" style:font-size-complex="12pt"/>
    </style:style>
    <style:style style:name="P2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09d7ae" style:font-size-asian="12pt" style:font-size-complex="12pt"/>
    </style:style>
    <style:style style:name="P3" style:family="paragraph" style:parent-style-name="Table_20_Contents">
      <style:text-properties style:font-name="ARial" fo:font-size="12pt" officeooo:rsid="00013cc2" officeooo:paragraph-rsid="000b9e3a" style:font-size-asian="12pt" style:font-size-complex="12pt"/>
    </style:style>
    <style:style style:name="P4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0b9e3a" style:font-size-asian="12pt" style:font-size-complex="12pt"/>
    </style:style>
    <style:style style:name="P5" style:family="paragraph" style:parent-style-name="Table_20_Contents">
      <style:text-properties style:font-name="ARial" fo:font-size="12pt" officeooo:rsid="00013cc2" officeooo:paragraph-rsid="000ca815" style:font-size-asian="12pt" style:font-size-complex="12pt"/>
    </style:style>
    <style:style style:name="P6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0ca815" style:font-size-asian="12pt" style:font-size-complex="12pt"/>
    </style:style>
    <style:style style:name="P7" style:family="paragraph" style:parent-style-name="Table_20_Contents">
      <style:text-properties style:font-name="ARial" fo:font-size="12pt" officeooo:rsid="00013cc2" officeooo:paragraph-rsid="000d6310" style:font-size-asian="12pt" style:font-size-complex="12pt"/>
    </style:style>
    <style:style style:name="P8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0d6310" style:font-size-asian="12pt" style:font-size-complex="12pt"/>
    </style:style>
    <style:style style:name="P9" style:family="paragraph" style:parent-style-name="Table_20_Contents">
      <style:text-properties style:font-name="ARial" fo:font-size="12pt" officeooo:rsid="004641a9" officeooo:paragraph-rsid="0009d7ae" style:font-size-asian="12pt" style:font-size-complex="12pt"/>
    </style:style>
    <style:style style:name="P10" style:family="paragraph" style:parent-style-name="Table_20_Contents">
      <style:text-properties style:font-name="ARial" fo:font-size="12pt" officeooo:rsid="004641a9" officeooo:paragraph-rsid="000b9e3a" style:font-size-asian="12pt" style:font-size-complex="12pt"/>
    </style:style>
    <style:style style:name="P11" style:family="paragraph" style:parent-style-name="Table_20_Contents">
      <style:text-properties style:font-name="ARial" fo:font-size="12pt" officeooo:rsid="000b1e8c" officeooo:paragraph-rsid="000b1e8c" style:font-size-asian="12pt" style:font-size-complex="12pt"/>
    </style:style>
    <style:style style:name="P12" style:family="paragraph" style:parent-style-name="Table_20_Contents">
      <style:text-properties style:font-name="ARial" fo:font-size="12pt" officeooo:rsid="000b1e8c" officeooo:paragraph-rsid="000b9e3a" style:font-size-asian="12pt" style:font-size-complex="12pt"/>
    </style:style>
    <style:style style:name="P13" style:family="paragraph" style:parent-style-name="Table_20_Contents">
      <style:text-properties style:font-name="ARial" fo:font-size="12pt" officeooo:rsid="000b1e8c" officeooo:paragraph-rsid="000ca815" style:font-size-asian="12pt" style:font-size-complex="12pt"/>
    </style:style>
    <style:style style:name="P14" style:family="paragraph" style:parent-style-name="Table_20_Contents">
      <style:text-properties style:font-name="ARial" fo:font-size="12pt" officeooo:rsid="000b1e8c" officeooo:paragraph-rsid="000d6310" style:font-size-asian="12pt" style:font-size-complex="12pt"/>
    </style:style>
    <style:style style:name="P15" style:family="paragraph" style:parent-style-name="Table_20_Contents">
      <style:text-properties style:font-name="ARial" fo:font-size="12pt" officeooo:rsid="000ca815" officeooo:paragraph-rsid="000ca815" style:font-size-asian="12pt" style:font-size-complex="12pt"/>
    </style:style>
    <style:style style:name="P16" style:family="paragraph" style:parent-style-name="Table_20_Contents">
      <style:text-properties style:font-name="ARial" fo:font-size="12pt" officeooo:rsid="000ce100" officeooo:paragraph-rsid="000ce100" style:font-size-asian="12pt" style:font-size-complex="12pt"/>
    </style:style>
    <style:style style:name="P17" style:family="paragraph" style:parent-style-name="Table_20_Contents">
      <style:text-properties style:font-name="ARial" fo:font-size="12pt" officeooo:rsid="000ce100" officeooo:paragraph-rsid="000d6310" style:font-size-asian="12pt" style:font-size-complex="12pt"/>
    </style:style>
    <style:style style:name="P18" style:family="paragraph" style:parent-style-name="Table_20_Contents">
      <style:text-properties style:font-name="ARial" fo:font-size="12pt" officeooo:rsid="000d6310" officeooo:paragraph-rsid="000d6310" style:font-size-asian="12pt" style:font-size-complex="12pt"/>
    </style:style>
    <style:style style:name="P19" style:family="paragraph" style:parent-style-name="Standard">
      <style:text-properties officeooo:rsid="004bbc76" officeooo:paragraph-rsid="0009d7ae"/>
    </style:style>
    <style:style style:name="P20" style:family="paragraph" style:parent-style-name="Standard">
      <style:text-properties officeooo:rsid="004bbc76" officeooo:paragraph-rsid="000b9e3a"/>
    </style:style>
    <style:style style:name="P21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0b9e3a" officeooo:paragraph-rsid="000b9e3a" fo:background-color="transparent" style:font-size-asian="12pt" style:font-size-complex="12pt"/>
    </style:style>
    <style:style style:name="P22" style:family="paragraph" style:parent-style-name="Standard">
      <style:text-properties fo:color="#000000" style:font-name="ARial" fo:font-size="12pt" fo:font-weight="normal" officeooo:rsid="000ca815" officeooo:paragraph-rsid="000ca815" fo:background-color="transparent" style:font-size-asian="12pt" style:font-size-complex="12pt"/>
    </style:style>
    <style:style style:name="P23" style:family="paragraph" style:parent-style-name="Standard">
      <style:text-properties officeooo:paragraph-rsid="0009d7ae"/>
    </style:style>
    <style:style style:name="P24" style:family="paragraph" style:parent-style-name="Standard">
      <style:text-properties style:font-name="ARial" fo:font-size="12pt" style:font-size-asian="12pt" style:font-size-complex="12pt"/>
    </style:style>
    <style:style style:name="P25" style:family="paragraph" style:parent-style-name="Standard">
      <style:text-properties officeooo:paragraph-rsid="000b9e3a"/>
    </style:style>
    <style:style style:name="P26" style:family="paragraph" style:parent-style-name="Standard">
      <style:text-properties officeooo:paragraph-rsid="000ca815"/>
    </style:style>
    <style:style style:name="P27" style:family="paragraph" style:parent-style-name="Standard">
      <style:text-properties officeooo:paragraph-rsid="000d6310"/>
    </style:style>
    <style:style style:name="P28" style:family="paragraph" style:parent-style-name="Title">
      <style:text-properties officeooo:rsid="0009d7ae" officeooo:paragraph-rsid="0009d7ae"/>
    </style:style>
    <style:style style:name="P29" style:family="paragraph" style:parent-style-name="Standard">
      <style:text-properties fo:color="#000000" style:font-name="ARial" fo:font-size="12pt" fo:font-weight="normal" officeooo:rsid="000ecada" officeooo:paragraph-rsid="000ecada" fo:background-color="transparent" style:font-size-asian="12pt" style:font-size-complex="12pt"/>
    </style:style>
    <style:style style:name="T1" style:family="text">
      <style:text-properties officeooo:rsid="0009d7ae"/>
    </style:style>
    <style:style style:name="T2" style:family="text">
      <style:text-properties officeooo:rsid="0051f4b6"/>
    </style:style>
    <style:style style:name="T3" style:family="text">
      <style:text-properties officeooo:rsid="000b1e8c"/>
    </style:style>
    <style:style style:name="T4" style:family="text">
      <style:text-properties officeooo:rsid="000b9e3a"/>
    </style:style>
    <style:style style:name="T5" style:family="text">
      <style:text-properties fo:font-variant="normal" fo:text-transform="none" fo:color="#222222" style:font-name="ARial" fo:font-size="12pt" fo:letter-spacing="normal" fo:font-style="normal" fo:font-weight="bold" style:font-size-asian="12pt" style:font-size-complex="12pt"/>
    </style:style>
    <style:style style:name="T6" style:family="text">
      <style:text-properties fo:font-variant="normal" fo:text-transform="none" fo:color="#222222" style:font-name="ARial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color="#222222" style:font-name="ARial" fo:font-size="12pt" fo:letter-spacing="normal" fo:font-style="normal" fo:font-weight="normal" officeooo:rsid="000ce100" style:font-size-asian="12pt" style:font-size-complex="12pt"/>
    </style:style>
    <style:style style:name="T8" style:family="text">
      <style:text-properties officeooo:rsid="000ca815"/>
    </style:style>
    <style:style style:name="T9" style:family="text">
      <style:text-properties officeooo:rsid="000d631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Requisitos não-funcionais</text:p>
      <text:p text:style-name="P23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>
          <table:table-cell table:style-name="Table14.A1" office:value-type="string">
            <text:p text:style-name="P2">ID:</text:p>
          </table:table-cell>
          <table:table-cell table:style-name="Table14.B1" table:number-columns-spanned="3" office:value-type="string">
            <text:p text:style-name="P1">R<text:span text:style-name="T2">NF</text:span>0<text:span text:style-name="T1">1</text:span></text:p>
          </table:table-cell>
          <table:covered-table-cell/>
          <table:covered-table-cell/>
        </table:table-row>
        <table:table-row>
          <table:table-cell table:style-name="Table14.A2" office:value-type="string">
            <text:p text:style-name="P2">Nome:</text:p>
          </table:table-cell>
          <table:table-cell table:style-name="Table14.B2" table:number-columns-spanned="3" office:value-type="string">
            <text:p text:style-name="P9"><text:span text:style-name="T4">Divisão arquitetural do sistema em camadas para desacomplamento</text:span> </text:p>
          </table:table-cell>
          <table:covered-table-cell/>
          <table:covered-table-cell/>
        </table:table-row>
        <table:table-row>
          <table:table-cell table:style-name="Table14.A2" office:value-type="string">
            <text:p text:style-name="P1"><text:span text:style-name="T3">Categoria</text:span>:</text:p>
          </table:table-cell>
          <table:table-cell table:style-name="Table14.B3" office:value-type="string">
            <text:p text:style-name="P11">Padrão</text:p>
          </table:table-cell>
          <table:table-cell table:style-name="Table14.C3" office:value-type="string">
            <text:p text:style-name="P11">Prioridade:</text:p>
          </table:table-cell>
          <table:table-cell table:style-name="Table14.D3" office:value-type="string">
            <text:p text:style-name="P11">Essencial</text:p>
          </table:table-cell>
        </table:table-row>
        <table:table-row table:style-name="Table14.4">
          <table:table-cell table:style-name="Table14.A2" office:value-type="string">
            <text:p text:style-name="P1">Descrição:</text:p>
          </table:table-cell>
          <table:table-cell table:style-name="Table14.B4" table:number-columns-spanned="3" office:value-type="string">
            <text:p text:style-name="P21">O projeto de software deverá ser fortemente orientado <text:s/>a baixo acoplamamento e alta coesão, primando pela separação das responsabiliades.</text:p>
            <text:p text:style-name="P21"/>
            <text:p text:style-name="P24">Todo o projeto deverá ser feito utilizando uma arquitetura separada em camadas, onde cada camada conterá apenas os algoritmos relacionados à sua responsabilidade. Abaixo as camadas que deverão ser utilizadas, e suas responsabilidades:</text:p>
            <text:p text:style-name="P24"/>
            <text:p text:style-name="Standard"><text:span text:style-name="Strong_20_Emphasis"><text:span text:style-name="T5">Interface: </text:span></text:span><text:span text:style-name="T6">abrigar lógicas de tela, validação de campos, acionamento de comandos, códigos para design de interface etc. </text:span><text:span text:style-name="T7">Nesta camada a tecnologia de usada será o framework vue baseado no conceito de web components</text:span><text:span text:style-name="T6">.</text:span></text:p>
            <text:p text:style-name="Standard"><text:span text:style-name="Strong_20_Emphasis"><text:span text:style-name="T5"/></text:span></text:p>
            <text:p text:style-name="Standard"><text:span text:style-name="Strong_20_Emphasis"><text:span text:style-name="T5">Negócio: </text:span></text:span><text:span text:style-name="T6">abrigar lógicas de negócio, onde será codificado o escopo das regras de negócio associadas aos requisitos funcionais pertinentes à funcionalidade.</text:span></text:p>
            <text:p text:style-name="Standard"><text:span text:style-name="Strong_20_Emphasis"><text:span text:style-name="T5"/></text:span></text:p>
            <text:p text:style-name="Standard"><text:span text:style-name="Strong_20_Emphasis"><text:span text:style-name="T5">Dados: </text:span></text:span><text:span text:style-name="T6">abrigar lógicas de acesso a dados, comandos </text:span><text:span text:style-name="T7">de requisições ao banco de dados</text:span><text:span text:style-name="T6"> ou comandos para utilização de mecanismos de persistência utilizado, para o caso de uso de ORM.</text:span></text:p>
            <text:p text:style-name="Standard"><text:span text:style-name="Strong_20_Emphasis"><text:span text:style-name="T5"/></text:span></text:p>
            <text:p text:style-name="Standard"><text:span text:style-name="Strong_20_Emphasis"><text:span text:style-name="T5">Segurança: </text:span></text:span><text:span text:style-name="T6">abrigar lógicas de autenticação, auditoria, manutenção de usuários.</text:span></text:p>
            <text:p text:style-name="Standard"><text:span text:style-name="Strong_20_Emphasis"><text:span text:style-name="T5"/></text:span></text:p>
            <text:p text:style-name="Standard"><text:span text:style-name="Strong_20_Emphasis"><text:span text:style-name="T5">Infraestrutura: </text:span></text:span><text:span text:style-name="T6">abrigar lógicas não relacionadas a interfaces gráficas, regras de negócio, dados ou segurança, mas que poderão ser utilizadas em todas estas camadas. Conterá recursos para gravação de logs, transferência de arquivos, mensagens, envio/recepção de e-mails etc.</text:span></text:p>
            <text:p text:style-name="P21"/>
          </table:table-cell>
          <table:covered-table-cell/>
          <table:covered-table-cell/>
        </table:table-row>
      </table:table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ext:soft-page-break/>
        <table:table-row>
          <table:table-cell table:style-name="Table1.A1" office:value-type="string">
            <text:p text:style-name="P4">ID:</text:p>
          </table:table-cell>
          <table:table-cell table:style-name="Table1.B1" table:number-columns-spanned="3" office:value-type="string">
            <text:p text:style-name="P3">R<text:span text:style-name="T2">NF</text:span>0<text:span text:style-name="T4">2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4">Nome:</text:p>
          </table:table-cell>
          <table:table-cell table:style-name="Table1.B2" table:number-columns-spanned="3" office:value-type="string">
            <text:p text:style-name="P10"><text:span text:style-name="T4">Desenvolvimento orientado a testes automatizados</text:span> 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3"><text:span text:style-name="T3">Categoria</text:span>:</text:p>
          </table:table-cell>
          <table:table-cell table:style-name="Table1.B3" office:value-type="string">
            <text:p text:style-name="P12">Padrão</text:p>
          </table:table-cell>
          <table:table-cell table:style-name="Table1.C3" office:value-type="string">
            <text:p text:style-name="P12">Prioridade:</text:p>
          </table:table-cell>
          <table:table-cell table:style-name="Table1.D3" office:value-type="string">
            <text:p text:style-name="P12">Essencial</text:p>
          </table:table-cell>
        </table:table-row>
        <table:table-row table:style-name="Table1.4">
          <table:table-cell table:style-name="Table1.A2" office:value-type="string">
            <text:p text:style-name="P3">Descrição:</text:p>
          </table:table-cell>
          <table:table-cell table:style-name="Table1.B4" table:number-columns-spanned="3" office:value-type="string">
            <text:p text:style-name="P22">O desenvolvimento do código do projeto deve ser baseado na técnica de desenvolvimento chamada de TDD (test-driven development).</text:p>
            <text:p text:style-name="P22"/>
            <text:p text:style-name="P22">O desenvolvedor deve construir primeiramente os testes de uma funcionalidade e depois os escopos das funções, sem a implementação real, que compôem essa funcionalidade. Os testes primeiramente deve falhar. Em seguida, o desenvolvedor implementa algo nas funções somente o necessários para as funções passarem nos testes e depois refatora passando a implementação real da aplicação.</text:p>
          </table:table-cell>
          <table:covered-table-cell/>
          <table:covered-table-cell/>
        </table:table-row>
      </table:table>
      <text:p text:style-name="P25"/>
      <text:p text:style-name="P2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6">ID:</text:p>
          </table:table-cell>
          <table:table-cell table:style-name="Table2.B1" table:number-columns-spanned="3" office:value-type="string">
            <text:p text:style-name="P5">R<text:span text:style-name="T2">NF</text:span>0<text:span text:style-name="T8">3</text:span>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6"><text:span text:style-name="T8">N</text:span>ome</text:p>
          </table:table-cell>
          <table:table-cell table:style-name="Table2.B2" table:number-columns-spanned="3" office:value-type="string">
            <text:p text:style-name="P16">Processo de autenticação de usuários e criptografias de senhas 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5"><text:span text:style-name="T3">Categoria</text:span>:</text:p>
          </table:table-cell>
          <table:table-cell table:style-name="Table2.B3" office:value-type="string">
            <text:p text:style-name="P15">Segurança</text:p>
          </table:table-cell>
          <table:table-cell table:style-name="Table2.C3" office:value-type="string">
            <text:p text:style-name="P13">Prioridade:</text:p>
          </table:table-cell>
          <table:table-cell table:style-name="Table2.D3" office:value-type="string">
            <text:p text:style-name="P13">Essencial</text:p>
          </table:table-cell>
        </table:table-row>
        <table:table-row table:style-name="Table2.4">
          <table:table-cell table:style-name="Table2.A2" office:value-type="string">
            <text:p text:style-name="P5">Descrição:</text:p>
          </table:table-cell>
          <table:table-cell table:style-name="Table2.B4" table:number-columns-spanned="3" office:value-type="string">
            <text:p text:style-name="P29">Ainda irei descrever a tecnologia de criptografia</text:p>
          </table:table-cell>
          <table:covered-table-cell/>
          <table:covered-table-cell/>
        </table:table-row>
      </table:table>
      <text:p text:style-name="P26"/>
      <text:p text:style-name="P2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8">ID:</text:p>
          </table:table-cell>
          <table:table-cell table:style-name="Table3.B1" table:number-columns-spanned="3" office:value-type="string">
            <text:p text:style-name="P7">R<text:span text:style-name="T2">NF</text:span>0<text:span text:style-name="T9">4</text:span>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8"><text:span text:style-name="T8">N</text:span>ome</text:p>
          </table:table-cell>
          <table:table-cell table:style-name="Table3.B2" table:number-columns-spanned="3" office:value-type="string">
            <text:p text:style-name="P17"><text:s/><text:span text:style-name="T9">Compatível com os principais navegadores</text:span>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7"><text:span text:style-name="T3">Categoria</text:span>:</text:p>
          </table:table-cell>
          <table:table-cell table:style-name="Table3.B3" office:value-type="string">
            <text:p text:style-name="P18">Compatibilidade</text:p>
          </table:table-cell>
          <table:table-cell table:style-name="Table3.C3" office:value-type="string">
            <text:p text:style-name="P14">Prioridade:</text:p>
          </table:table-cell>
          <table:table-cell table:style-name="Table3.D3" office:value-type="string">
            <text:p text:style-name="P14">Essencial</text:p>
          </table:table-cell>
        </table:table-row>
        <table:table-row table:style-name="Table3.4">
          <table:table-cell table:style-name="Table3.A2" office:value-type="string">
            <text:p text:style-name="P7">Descrição:</text:p>
          </table:table-cell>
          <table:table-cell table:style-name="Table3.B4" table:number-columns-spanned="3" office:value-type="string">
            <text:p text:style-name="P29">Ainda direi</text:p>
          </table:table-cell>
          <table:covered-table-cell/>
          <table:covered-table-cell/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2T15:28:37.251129226</meta:creation-date>
    <dc:date>2019-02-08T16:39:34.025315345</dc:date>
    <meta:editing-duration>PT14M33S</meta:editing-duration>
    <meta:editing-cycles>3</meta:editing-cycles>
    <meta:generator>LibreOffice/5.2.7.2$Linux_X86_64 LibreOffice_project/20m0$Build-2</meta:generator>
    <meta:document-statistic meta:table-count="4" meta:image-count="0" meta:object-count="0" meta:page-count="2" meta:paragraph-count="48" meta:word-count="325" meta:character-count="2327" meta:non-whitespace-character-count="2045"/>
  </office:meta>
</office:document-meta>
</file>